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6218.123345" calcext:value-type="float">
            <text:p>26218.123345</text:p>
          </table:table-cell>
          <table:table-cell table:formula="of:=[.H2]/24/365" office:value-type="float" office:value="2.99293645490868" calcext:value-type="float">
            <text:p>2.99293645490868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/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/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/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/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/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/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/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/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/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/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/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/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/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/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/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/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/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/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/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/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/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/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/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/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/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/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/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/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/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/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/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/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/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/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/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/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/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/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/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/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/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/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/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/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/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/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/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/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/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/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/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/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/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/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/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/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/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/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/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/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/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/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/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/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/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/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/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/>
          <table:table-cell office:value-type="float" office:value="63.73" calcext:value-type="float">
            <text:p>63.7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8" calcext:value-type="float">
            <text:p>92280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/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/>
          <table:table-cell office:value-type="float" office:value="60.57472" calcext:value-type="float">
            <text:p>60.57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0" calcext:value-type="float">
            <text:p>92280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/>
          <table:table-cell office:value-type="float" office:value="51.15528" calcext:value-type="float">
            <text:p>51.15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1" calcext:value-type="float">
            <text:p>92280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/>
          <table:table-cell office:value-type="float" office:value="54.01194" calcext:value-type="float">
            <text:p>54.01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2" calcext:value-type="float">
            <text:p>92280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/>
          <table:table-cell office:value-type="float" office:value="51.29528" calcext:value-type="float">
            <text:p>51.29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3" calcext:value-type="float">
            <text:p>92280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/>
          <table:table-cell office:value-type="float" office:value="66.54556" calcext:value-type="float">
            <text:p>66.54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4" calcext:value-type="float">
            <text:p>92280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/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/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/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/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/>
          <table:table-cell office:value-type="float" office:value="51.97944" calcext:value-type="float">
            <text:p>51.97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0" calcext:value-type="float">
            <text:p>92280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/>
          <table:table-cell office:value-type="float" office:value="62.70889" calcext:value-type="float">
            <text:p>62.70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1" calcext:value-type="float">
            <text:p>92280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/>
          <table:table-cell office:value-type="float" office:value="59.25306" calcext:value-type="float">
            <text:p>59.2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2" calcext:value-type="float">
            <text:p>92280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/>
          <table:table-cell office:value-type="float" office:value="47.305" calcext:value-type="float">
            <text:p>47.3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3" calcext:value-type="float">
            <text:p>92280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/>
          <table:table-cell office:value-type="float" office:value="57.33444" calcext:value-type="float">
            <text:p>57.33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4" calcext:value-type="float">
            <text:p>92280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/>
          <table:table-cell office:value-type="float" office:value="62.41444" calcext:value-type="float">
            <text:p>62.41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5" calcext:value-type="float">
            <text:p>92280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/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/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/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/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/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/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/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/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/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/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/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/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/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/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/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/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/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/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/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/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/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/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/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/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/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/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/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/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/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/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/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/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/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/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/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/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/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/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/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/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/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/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/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/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/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/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/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/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/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/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/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/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/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/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/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/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/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/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/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/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/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/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/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/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/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/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7" calcext:value-type="float">
            <text:p>9549337</text:p>
          </table:table-cell>
          <table:table-cell/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/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78" calcext:value-type="float">
            <text:p>9594478</text:p>
          </table:table-cell>
          <table:table-cell/>
          <table:table-cell office:value-type="float" office:value="59.7475" calcext:value-type="float">
            <text:p>59.74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7" calcext:value-type="float">
            <text:p>9336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79" calcext:value-type="float">
            <text:p>9594479</text:p>
          </table:table-cell>
          <table:table-cell/>
          <table:table-cell office:value-type="float" office:value="60.86556" calcext:value-type="float">
            <text:p>60.8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8" calcext:value-type="float">
            <text:p>9336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0" calcext:value-type="float">
            <text:p>9594480</text:p>
          </table:table-cell>
          <table:table-cell/>
          <table:table-cell office:value-type="float" office:value="64.6225" calcext:value-type="float">
            <text:p>64.62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9" calcext:value-type="float">
            <text:p>9336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1" calcext:value-type="float">
            <text:p>9594481</text:p>
          </table:table-cell>
          <table:table-cell/>
          <table:table-cell office:value-type="float" office:value="66.47194" calcext:value-type="float">
            <text:p>66.47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0" calcext:value-type="float">
            <text:p>9336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2" calcext:value-type="float">
            <text:p>9594482</text:p>
          </table:table-cell>
          <table:table-cell/>
          <table:table-cell office:value-type="float" office:value="65.25944" calcext:value-type="float">
            <text:p>65.25944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3" calcext:value-type="float">
            <text:p>9594483</text:p>
          </table:table-cell>
          <table:table-cell/>
          <table:table-cell office:value-type="float" office:value="59.85278" calcext:value-type="float">
            <text:p>59.8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2" calcext:value-type="float">
            <text:p>9336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4" calcext:value-type="float">
            <text:p>9594484</text:p>
          </table:table-cell>
          <table:table-cell/>
          <table:table-cell office:value-type="float" office:value="47.31806" calcext:value-type="float">
            <text:p>47.31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3" calcext:value-type="float">
            <text:p>9336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5" calcext:value-type="float">
            <text:p>9594485</text:p>
          </table:table-cell>
          <table:table-cell/>
          <table:table-cell office:value-type="float" office:value="61.45556" calcext:value-type="float">
            <text:p>61.45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4" calcext:value-type="float">
            <text:p>9336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6" calcext:value-type="float">
            <text:p>9594486</text:p>
          </table:table-cell>
          <table:table-cell/>
          <table:table-cell office:value-type="float" office:value="61.08861" calcext:value-type="float">
            <text:p>61.08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5" calcext:value-type="float">
            <text:p>9336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7" calcext:value-type="float">
            <text:p>9594487</text:p>
          </table:table-cell>
          <table:table-cell/>
          <table:table-cell office:value-type="float" office:value="67.31472" calcext:value-type="float">
            <text:p>67.31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6" calcext:value-type="float">
            <text:p>9336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/>
          <table:table-cell office:value-type="float" office:value="64.91333" calcext:value-type="float">
            <text:p>64.91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7" calcext:value-type="float">
            <text:p>9336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/>
          <table:table-cell office:value-type="float" office:value="65.35306" calcext:value-type="float">
            <text:p>65.35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8" calcext:value-type="float">
            <text:p>9336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/>
          <table:table-cell office:value-type="float" office:value="65.31722" calcext:value-type="float">
            <text:p>65.31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9" calcext:value-type="float">
            <text:p>9336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/>
          <table:table-cell office:value-type="float" office:value="51.84861" calcext:value-type="float">
            <text:p>51.84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0" calcext:value-type="float">
            <text:p>9336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/>
          <table:table-cell office:value-type="float" office:value="65.48944" calcext:value-type="float">
            <text:p>65.48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1" calcext:value-type="float">
            <text:p>9336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/>
          <table:table-cell office:value-type="float" office:value="54.60917" calcext:value-type="float">
            <text:p>54.60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2" calcext:value-type="float">
            <text:p>9336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/>
          <table:table-cell office:value-type="float" office:value="59.79639" calcext:value-type="float">
            <text:p>59.79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3" calcext:value-type="float">
            <text:p>9336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/>
          <table:table-cell office:value-type="float" office:value="61.72556" calcext:value-type="float">
            <text:p>61.72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4" calcext:value-type="float">
            <text:p>9336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/>
          <table:table-cell office:value-type="float" office:value="64.52694" calcext:value-type="float">
            <text:p>64.52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5" calcext:value-type="float">
            <text:p>9336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/>
          <table:table-cell office:value-type="float" office:value="47.34056" calcext:value-type="float">
            <text:p>47.34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6" calcext:value-type="float">
            <text:p>9336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/>
          <table:table-cell office:value-type="float" office:value="61.37" calcext:value-type="float">
            <text:p>61.3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7" calcext:value-type="float">
            <text:p>9336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/>
          <table:table-cell office:value-type="float" office:value="54.91694" calcext:value-type="float">
            <text:p>54.91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8" calcext:value-type="float">
            <text:p>9336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/>
          <table:table-cell office:value-type="float" office:value="61.80333" calcext:value-type="float">
            <text:p>61.80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9" calcext:value-type="float">
            <text:p>9336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/>
          <table:table-cell office:value-type="float" office:value="61.57083" calcext:value-type="float">
            <text:p>61.5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0" calcext:value-type="float">
            <text:p>9336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/>
          <table:table-cell office:value-type="float" office:value="52.12833" calcext:value-type="float">
            <text:p>52.12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1" calcext:value-type="float">
            <text:p>9336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/>
          <table:table-cell office:value-type="float" office:value="64.87556" calcext:value-type="float">
            <text:p>64.87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2" calcext:value-type="float">
            <text:p>9336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/>
          <table:table-cell office:value-type="float" office:value="69.70167" calcext:value-type="float">
            <text:p>69.70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4" calcext:value-type="float">
            <text:p>9336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/>
          <table:table-cell office:value-type="float" office:value="47.27167" calcext:value-type="float">
            <text:p>47.27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5" calcext:value-type="float">
            <text:p>9336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/>
          <table:table-cell office:value-type="float" office:value="67.25889" calcext:value-type="float">
            <text:p>67.2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6" calcext:value-type="float">
            <text:p>9336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/>
          <table:table-cell office:value-type="float" office:value="64.55944" calcext:value-type="float">
            <text:p>64.55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7" calcext:value-type="float">
            <text:p>9336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/>
          <table:table-cell office:value-type="float" office:value="65.25" calcext:value-type="float">
            <text:p>65.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8" calcext:value-type="float">
            <text:p>9336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/>
          <table:table-cell office:value-type="float" office:value="54.07083" calcext:value-type="float">
            <text:p>54.0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9" calcext:value-type="float">
            <text:p>9336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/>
          <table:table-cell office:value-type="float" office:value="60.02222" calcext:value-type="float">
            <text:p>60.02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0" calcext:value-type="float">
            <text:p>9336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/>
          <table:table-cell office:value-type="float" office:value="67.79139" calcext:value-type="float">
            <text:p>67.7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1" calcext:value-type="float">
            <text:p>9336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/>
          <table:table-cell office:value-type="float" office:value="66.51056" calcext:value-type="float">
            <text:p>66.51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2" calcext:value-type="float">
            <text:p>9336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/>
          <table:table-cell office:value-type="float" office:value="51.05889" calcext:value-type="float">
            <text:p>51.0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3" calcext:value-type="float">
            <text:p>9336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/>
          <table:table-cell office:value-type="float" office:value="65.53083" calcext:value-type="float">
            <text:p>65.5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4" calcext:value-type="float">
            <text:p>9336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/>
          <table:table-cell office:value-type="float" office:value="70.54722" calcext:value-type="float">
            <text:p>70.54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5" calcext:value-type="float">
            <text:p>9336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/>
          <table:table-cell office:value-type="float" office:value="51.96417" calcext:value-type="float">
            <text:p>51.96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6" calcext:value-type="float">
            <text:p>9336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/>
          <table:table-cell office:value-type="float" office:value="63.12361" calcext:value-type="float">
            <text:p>63.123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8" calcext:value-type="float">
            <text:p>9336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/>
          <table:table-cell office:value-type="float" office:value="61.2075" calcext:value-type="float">
            <text:p>61.20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9" calcext:value-type="float">
            <text:p>93361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/>
          <table:table-cell office:value-type="float" office:value="70.07417" calcext:value-type="float">
            <text:p>70.07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0" calcext:value-type="float">
            <text:p>93361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/>
          <table:table-cell office:value-type="float" office:value="63.13444" calcext:value-type="float">
            <text:p>63.13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1" calcext:value-type="float">
            <text:p>93361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/>
          <table:table-cell office:value-type="float" office:value="47.43083" calcext:value-type="float">
            <text:p>47.4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2" calcext:value-type="float">
            <text:p>93361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/>
          <table:table-cell office:value-type="float" office:value="51.42889" calcext:value-type="float">
            <text:p>51.42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3" calcext:value-type="float">
            <text:p>93361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/>
          <table:table-cell office:value-type="float" office:value="47.36556" calcext:value-type="float">
            <text:p>47.3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4" calcext:value-type="float">
            <text:p>93361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/>
          <table:table-cell office:value-type="float" office:value="66.02111" calcext:value-type="float">
            <text:p>66.021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5" calcext:value-type="float">
            <text:p>93361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/>
          <table:table-cell office:value-type="float" office:value="56.99833" calcext:value-type="float">
            <text:p>56.99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6" calcext:value-type="float">
            <text:p>93361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/>
          <table:table-cell office:value-type="float" office:value="58.70222" calcext:value-type="float">
            <text:p>58.70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7" calcext:value-type="float">
            <text:p>93361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/>
          <table:table-cell office:value-type="float" office:value="64.76611" calcext:value-type="float">
            <text:p>64.76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8" calcext:value-type="float">
            <text:p>93361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/>
          <table:table-cell office:value-type="float" office:value="66.70611" calcext:value-type="float">
            <text:p>66.70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9" calcext:value-type="float">
            <text:p>93361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/>
          <table:table-cell office:value-type="float" office:value="55.33194" calcext:value-type="float">
            <text:p>55.33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0" calcext:value-type="float">
            <text:p>93361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/>
          <table:table-cell office:value-type="float" office:value="62.93306" calcext:value-type="float">
            <text:p>62.93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1" calcext:value-type="float">
            <text:p>93361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/>
          <table:table-cell office:value-type="float" office:value="71.90722" calcext:value-type="float">
            <text:p>71.90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3" calcext:value-type="float">
            <text:p>93361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/>
          <table:table-cell office:value-type="float" office:value="54.95528" calcext:value-type="float">
            <text:p>54.95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4" calcext:value-type="float">
            <text:p>93361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/>
          <table:table-cell office:value-type="float" office:value="61.47778" calcext:value-type="float">
            <text:p>61.47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5" calcext:value-type="float">
            <text:p>93361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/>
          <table:table-cell office:value-type="float" office:value="50.98722" calcext:value-type="float">
            <text:p>50.98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7" calcext:value-type="float">
            <text:p>93361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/>
          <table:table-cell office:value-type="float" office:value="58.23528" calcext:value-type="float">
            <text:p>58.23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8" calcext:value-type="float">
            <text:p>93361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/>
          <table:table-cell office:value-type="float" office:value="47.60444" calcext:value-type="float">
            <text:p>47.60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9" calcext:value-type="float">
            <text:p>93361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/>
          <table:table-cell office:value-type="float" office:value="47.29722" calcext:value-type="float">
            <text:p>47.29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0" calcext:value-type="float">
            <text:p>93361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/>
          <table:table-cell office:value-type="float" office:value="51.58139" calcext:value-type="float">
            <text:p>51.58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1" calcext:value-type="float">
            <text:p>93361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3" calcext:value-type="float">
            <text:p>9594543</text:p>
          </table:table-cell>
          <table:table-cell/>
          <table:table-cell office:value-type="float" office:value="66.86778" calcext:value-type="float">
            <text:p>66.86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2" calcext:value-type="float">
            <text:p>93361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/>
          <table:table-cell office:value-type="float" office:value="65.95389" calcext:value-type="float">
            <text:p>65.953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3" calcext:value-type="float">
            <text:p>93361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5" calcext:value-type="float">
            <text:p>9594545</text:p>
          </table:table-cell>
          <table:table-cell/>
          <table:table-cell office:value-type="float" office:value="63.34833" calcext:value-type="float">
            <text:p>63.34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4" calcext:value-type="float">
            <text:p>93361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/>
          <table:table-cell office:value-type="float" office:value="66.19806" calcext:value-type="float">
            <text:p>66.19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5" calcext:value-type="float">
            <text:p>93361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/>
          <table:table-cell office:value-type="float" office:value="62.14222" calcext:value-type="float">
            <text:p>62.14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6" calcext:value-type="float">
            <text:p>93361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9" calcext:value-type="float">
            <text:p>9594549</text:p>
          </table:table-cell>
          <table:table-cell/>
          <table:table-cell office:value-type="float" office:value="66.59611" calcext:value-type="float">
            <text:p>66.59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8" calcext:value-type="float">
            <text:p>93361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0" calcext:value-type="float">
            <text:p>9594550</text:p>
          </table:table-cell>
          <table:table-cell/>
          <table:table-cell office:value-type="float" office:value="66.53722" calcext:value-type="float">
            <text:p>66.53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9" calcext:value-type="float">
            <text:p>93361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/>
          <table:table-cell office:value-type="float" office:value="66.24667" calcext:value-type="float">
            <text:p>66.246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0" calcext:value-type="float">
            <text:p>93361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/>
          <table:table-cell office:value-type="float" office:value="61.01028" calcext:value-type="float">
            <text:p>61.01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5" calcext:value-type="float">
            <text:p>93361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7" calcext:value-type="float">
            <text:p>9594557</text:p>
          </table:table-cell>
          <table:table-cell/>
          <table:table-cell office:value-type="float" office:value="66.79194" calcext:value-type="float">
            <text:p>66.79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6" calcext:value-type="float">
            <text:p>93361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8" calcext:value-type="float">
            <text:p>9594558</text:p>
          </table:table-cell>
          <table:table-cell/>
          <table:table-cell office:value-type="float" office:value="58.92583" calcext:value-type="float">
            <text:p>58.925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7" calcext:value-type="float">
            <text:p>93361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9" calcext:value-type="float">
            <text:p>959455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0" calcext:value-type="float">
            <text:p>9594560</text:p>
          </table:table-cell>
          <table:table-cell/>
          <table:table-cell office:value-type="float" office:value="62.62194" calcext:value-type="float">
            <text:p>62.62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9" calcext:value-type="float">
            <text:p>93361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1" calcext:value-type="float">
            <text:p>9594561</text:p>
          </table:table-cell>
          <table:table-cell/>
          <table:table-cell office:value-type="float" office:value="63.72944" calcext:value-type="float">
            <text:p>63.72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0" calcext:value-type="float">
            <text:p>93361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2" calcext:value-type="float">
            <text:p>9594562</text:p>
          </table:table-cell>
          <table:table-cell/>
          <table:table-cell office:value-type="float" office:value="60.72278" calcext:value-type="float">
            <text:p>60.72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1" calcext:value-type="float">
            <text:p>93361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3" calcext:value-type="float">
            <text:p>9594563</text:p>
          </table:table-cell>
          <table:table-cell/>
          <table:table-cell office:value-type="float" office:value="61.09139" calcext:value-type="float">
            <text:p>61.0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2" calcext:value-type="float">
            <text:p>93361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4" calcext:value-type="float">
            <text:p>9594564</text:p>
          </table:table-cell>
          <table:table-cell/>
          <table:table-cell office:value-type="float" office:value="71.32028" calcext:value-type="float">
            <text:p>71.32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3" calcext:value-type="float">
            <text:p>93361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5" calcext:value-type="float">
            <text:p>9594565</text:p>
          </table:table-cell>
          <table:table-cell/>
          <table:table-cell office:value-type="float" office:value="71.32056" calcext:value-type="float">
            <text:p>71.32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4" calcext:value-type="float">
            <text:p>93361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6" calcext:value-type="float">
            <text:p>9594566</text:p>
          </table:table-cell>
          <table:table-cell/>
          <table:table-cell office:value-type="float" office:value="66.65917" calcext:value-type="float">
            <text:p>66.65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5" calcext:value-type="float">
            <text:p>93361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7" calcext:value-type="float">
            <text:p>9594567</text:p>
          </table:table-cell>
          <table:table-cell/>
          <table:table-cell office:value-type="float" office:value="62.17917" calcext:value-type="float">
            <text:p>62.17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6" calcext:value-type="float">
            <text:p>93361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8" calcext:value-type="float">
            <text:p>9594568</text:p>
          </table:table-cell>
          <table:table-cell/>
          <table:table-cell office:value-type="float" office:value="64.17639" calcext:value-type="float">
            <text:p>64.17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7" calcext:value-type="float">
            <text:p>93361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9" calcext:value-type="float">
            <text:p>959456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0" calcext:value-type="float">
            <text:p>9594570</text:p>
          </table:table-cell>
          <table:table-cell/>
          <table:table-cell office:value-type="float" office:value="69.3375" calcext:value-type="float">
            <text:p>69.33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9" calcext:value-type="float">
            <text:p>93361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1" calcext:value-type="float">
            <text:p>9594571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2" calcext:value-type="float">
            <text:p>9594572</text:p>
          </table:table-cell>
          <table:table-cell/>
          <table:table-cell office:value-type="float" office:value="63.85472" calcext:value-type="float">
            <text:p>63.85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1" calcext:value-type="float">
            <text:p>93361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3" calcext:value-type="float">
            <text:p>9594573</text:p>
          </table:table-cell>
          <table:table-cell/>
          <table:table-cell office:value-type="float" office:value="71.74528" calcext:value-type="float">
            <text:p>71.74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2" calcext:value-type="float">
            <text:p>93361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/>
          <table:table-cell office:value-type="float" office:value="66.70639" calcext:value-type="float">
            <text:p>66.70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3" calcext:value-type="float">
            <text:p>93361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5" calcext:value-type="float">
            <text:p>959457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6" calcext:value-type="float">
            <text:p>9594576</text:p>
          </table:table-cell>
          <table:table-cell/>
          <table:table-cell office:value-type="float" office:value="68.45278" calcext:value-type="float">
            <text:p>68.4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5" calcext:value-type="float">
            <text:p>93361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7" calcext:value-type="float">
            <text:p>9594577</text:p>
          </table:table-cell>
          <table:table-cell/>
          <table:table-cell office:value-type="float" office:value="68.48417" calcext:value-type="float">
            <text:p>68.48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6" calcext:value-type="float">
            <text:p>93361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5.2$Linux_X86_64 LibreOffice_project/30$Build-2</meta:generator>
    <dc:date>2022-09-21T10:38:13.274770116</dc:date>
    <meta:editing-duration>P5DT22H35M46S</meta:editing-duration>
    <meta:editing-cycles>307</meta:editing-cycles>
    <meta:document-statistic meta:table-count="1" meta:cell-count="9941" meta:object-count="0"/>
  </office:meta>
</office:document-meta>
</file>